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4586.375025" calcext:value-type="float">
            <text:p>24586.375025</text:p>
          </table:table-cell>
          <table:table-cell table:formula="of:=[.H2]/24/365" office:value-type="float" office:value="2.80666381563927" calcext:value-type="float">
            <text:p>2.8066638156392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19T11:07:12.731298575</dc:date>
    <meta:editing-duration>P5DT22H29M48S</meta:editing-duration>
    <meta:editing-cycles>304</meta:editing-cycles>
    <meta:document-statistic meta:table-count="1" meta:cell-count="9011" meta:object-count="0"/>
  </office:meta>
</office:document-meta>
</file>